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TableColumn4" style:family="table-column">
      <style:table-column-properties style:column-width="1.5729in" style:use-optimal-column-width="false"/>
    </style:style>
    <style:style style:name="TableColumn5" style:family="table-column">
      <style:table-column-properties style:column-width="3.1562in" style:use-optimal-column-width="false"/>
    </style:style>
    <style:style style:name="TableColumn6" style:family="table-column">
      <style:table-column-properties style:column-width="1.4479in" style:use-optimal-column-width="false"/>
    </style:style>
    <style:style style:name="TableColumn7" style:family="table-column">
      <style:table-column-properties style:column-width="0.5208in" style:use-optimal-column-width="false"/>
    </style:style>
    <style:style style:name="Table3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min-row-height="0.484in"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min-row-height="0.484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duct Name<text:s/>1.0</text:p>
      <text:p text:style-name="P2">FUNCTIONAL TEST FORM</text:p>
      <text:p text:style-name="Textbody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ction</text:p>
          </table:table-cell>
          <table:table-cell table:style-name="TableCell11">
            <text:p text:style-name="P12">Expected Result</text:p>
          </table:table-cell>
          <table:table-cell table:style-name="TableCell13">
            <text:p text:style-name="P14">Actual Result</text:p>
          </table:table-cell>
          <table:table-cell table:style-name="TableCell15">
            <text:p text:style-name="P16">Score</text:p>
          </table:table-cell>
        </table:table-row>
        <table:table-row table:style-name="TableRow17">
          <table:table-cell table:style-name="TableCell18">
            <text:p text:style-name="Standard"/>
            <text:p text:style-name="Standard"><text:span text:style-name="T19">1. Home page</text:span></text:p>
          </table:table-cell>
          <table:table-cell table:style-name="TableCell20">
            <text:p text:style-name="Standard">if the user is not<text:s/>logged<text:s/>he will be asked to login/</text:p>
            <text:p text:style-name="Standard">after logging in he should be<text:s/>displayed with the dashboard.</text:p>
          </table:table-cell>
          <table:table-cell table:style-name="TableCell21">
            <text:p text:style-name="TableContents"/>
          </table:table-cell>
          <table:table-cell table:style-name="TableCell22">
            <text:p text:style-name="TableContents"/>
          </table:table-cell>
        </table:table-row>
        <table:table-row table:style-name="TableRow23">
          <table:table-cell table:style-name="TableCell24">
            <text:p text:style-name="Standard"/>
            <text:p text:style-name="Standard"><text:span text:style-name="T25">2. Dashboard</text:span></text:p>
          </table:table-cell>
          <table:table-cell table:style-name="TableCell26">
            <text:p text:style-name="Standard">on the dashboard<text:s/></text:p>
            <text:p text:style-name="Standard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</table:table-row>
        <table:table-row table:style-name="TableRow29">
          <table:table-cell table:style-name="TableCell30">
            <text:p text:style-name="P31">3. Settings</text:p>
          </table:table-cell>
          <table:table-cell table:style-name="TableCell32">
            <text:p text:style-name="Standard">Password change form will be displayed.</text:p>
            <text:p text:style-name="Standard">user can change the password from here</text:p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</table:table-row>
        <table:table-row table:style-name="TableRow35">
          <table:table-cell table:style-name="TableCell36">
            <text:p text:style-name="P37">4. Logout</text:p>
          </table:table-cell>
          <table:table-cell table:style-name="TableCell38">
            <text:p text:style-name="Standard">User is<text:s/>logged<text:s/>out from the<text:s/>current session</text:p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</table:table-row>
      </table:table>
      <text:p text:style-name="P41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19-09-27T17:11:00Z</meta:creation-date>
    <dc:date>2020-06-03T12:20:00Z</dc:date>
    <meta:template xlink:href="Normal" xlink:type="simple"/>
    <meta:editing-cycles>70</meta:editing-cycles>
    <meta:editing-duration>PT7020S</meta:editing-duration>
    <meta:document-statistic meta:page-count="1" meta:paragraph-count="1" meta:word-count="60" meta:character-count="402" meta:row-count="2" meta:non-whitespace-character-count="343"/>
  </office:meta>
</office:document-meta>
</file>